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7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AGUIRRE AMASIFUEN KARIN RO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0804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50786469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GUIRRE AMASIFUEN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UAMAN QUISPE GUILLERM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33726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6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Chavez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3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1 - Pollo BB Carne</text:p>
          </table:table-cell>
          <table:table-cell table:style-name="Tableau1.A2" office:value-type="string">
            <text:p text:style-name="P12">2.5</text:p>
          </table:table-cell>
          <table:table-cell table:style-name="Tableau1.A2" office:value-type="string">
            <text:p text:style-name="P12">200</text:p>
          </table:table-cell>
          <table:table-cell table:style-name="Tableau1.D2" office:value-type="string">
            <text:p text:style-name="P11">500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500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5008612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>CLIENTE SOLICITA QUE SE DESPACHE EL PEDIDO CON EL CLIENTE GUILLERMINA HUAMAN QUISPE, UNA SOLO GUIA AERE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3T21:27:49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